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52.2pt" svg:height="317pt" svg:x="753.76pt" svg:y="3pt">
            <draw:object draw:notify-on-update-of-ranges="Sheet1.D1:Sheet1.D133 Sheet1.E1:Sheet1.E133 Sheet1.J1:Sheet1.J133 Sheet1.K1:Sheet1.K133 Sheet1.P1:Sheet1.P133 Sheet1.Q1:Sheet1.Q133 Sheet1.V1:Sheet1.V133 Sheet1.W1:Sheet1.W1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number-columns-repeated="5" table:default-cell-style-name="ce1"/>
        <table:table-row table:style-name="ro1">
          <table:table-cell table:style-name="ce1" office:value-type="string" calcext:value-type="string">
            <text:p>3bzc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0.053" calcext:value-type="float">
            <text:p>0.053</text:p>
          </table:table-cell>
          <table:table-cell/>
          <table:table-cell table:style-name="ce1" office:value-type="string" calcext:value-type="string">
            <text:p>2o8r </text:p>
          </table:table-cell>
          <table:table-cell table:style-name="ce1" office:value-type="string" calcext:value-type="string">
            <text:p><text:s/>B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0.022" calcext:value-type="float">
            <text:p>0.022</text:p>
          </table:table-cell>
          <table:table-cell/>
          <table:table-cell table:style-name="ce1" office:value-type="string" calcext:value-type="string">
            <text:p>1fa0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0.071" calcext:value-type="float">
            <text:p>0.071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table:style-name="ce1" office:value-type="string" calcext:value-type="string">
            <text:p>1tg7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0.088" calcext:value-type="float">
            <text:p>0.088</text:p>
          </table:table-cell>
          <table:table-cell/>
          <table:table-cell table:style-name="ce1" office:value-type="string" calcext:value-type="string">
            <text:p>1hn0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0.036" calcext:value-type="float">
            <text:p>0.036</text:p>
          </table:table-cell>
          <table:table-cell/>
          <table:table-cell table:style-name="ce1" office:value-type="string" calcext:value-type="string">
            <text:p>1ddt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0.078" calcext:value-type="float">
            <text:p>0.078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2oce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0.047" calcext:value-type="float">
            <text:p>0.047</text:p>
          </table:table-cell>
          <table:table-cell/>
          <table:table-cell table:style-name="ce1" office:value-type="string" calcext:value-type="string">
            <text:p>1qze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sox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0.117" calcext:value-type="float">
            <text:p>0.117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table:style-name="ce1" office:value-type="string" calcext:value-type="string">
            <text:p>2gli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.039" calcext:value-type="float">
            <text:p>0.039</text:p>
          </table:table-cell>
          <table:table-cell/>
          <table:table-cell table:style-name="ce1" office:value-type="string" calcext:value-type="string">
            <text:p>1m6b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0.036" calcext:value-type="float">
            <text:p>0.036</text:p>
          </table:table-cell>
          <table:table-cell/>
          <table:table-cell table:style-name="ce1" office:value-type="string" calcext:value-type="string">
            <text:p>1f02 </text:p>
          </table:table-cell>
          <table:table-cell table:style-name="ce1" office:value-type="string" calcext:value-type="string">
            <text:p><text:s/>I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0.035" calcext:value-type="float">
            <text:p>0.035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1m2o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0.072" calcext:value-type="float">
            <text:p>0.072</text:p>
          </table:table-cell>
          <table:table-cell/>
          <table:table-cell table:style-name="ce1" office:value-type="string" calcext:value-type="string">
            <text:p>1dq3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0.101" calcext:value-type="float">
            <text:p>0.101</text:p>
          </table:table-cell>
          <table:table-cell/>
          <table:table-cell table:style-name="ce1" office:value-type="string" calcext:value-type="string">
            <text:p>1a6e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.072" calcext:value-type="float">
            <text:p>0.072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table:style-name="ce1" office:value-type="string" calcext:value-type="string">
            <text:p>1m9s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ubd </text:p>
          </table:table-cell>
          <table:table-cell table:style-name="ce1" office:value-type="string" calcext:value-type="string">
            <text:p><text:s/>C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table:style-name="ce1" office:value-type="string" calcext:value-type="string">
            <text:p>1a1f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.107" calcext:value-type="float">
            <text:p>0.107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table:style-name="ce1" office:value-type="string" calcext:value-type="string">
            <text:p>1xc6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0.084" calcext:value-type="float">
            <text:p>0.084</text:p>
          </table:table-cell>
          <table:table-cell/>
          <table:table-cell table:style-name="ce1" office:value-type="string" calcext:value-type="string">
            <text:p>1nyq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.009" calcext:value-type="float">
            <text:p>0.009</text:p>
          </table:table-cell>
          <table:table-cell/>
          <table:table-cell table:style-name="ce1" office:value-type="string" calcext:value-type="string">
            <text:p>1ttu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0.037" calcext:value-type="float">
            <text:p>0.037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style-name="ce1" office:value-type="string" calcext:value-type="string">
            <text:p>1miu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0.037" calcext:value-type="float">
            <text:p>0.037</text:p>
          </table:table-cell>
          <table:table-cell/>
          <table:table-cell table:style-name="ce1" office:value-type="string" calcext:value-type="string">
            <text:p>1jrp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071" calcext:value-type="float">
            <text:p>0.071</text:p>
          </table:table-cell>
          <table:table-cell/>
          <table:table-cell table:style-name="ce1" office:value-type="string" calcext:value-type="string">
            <text:p>1h8e </text:p>
          </table:table-cell>
          <table:table-cell table:style-name="ce1" office:value-type="string" calcext:value-type="string">
            <text:p><text:s/>D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0.079" calcext:value-type="float">
            <text:p>0.079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table:style-name="ce1" office:value-type="string" calcext:value-type="string">
            <text:p>3bzk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0.041" calcext:value-type="float">
            <text:p>0.041</text:p>
          </table:table-cell>
          <table:table-cell/>
          <table:table-cell table:style-name="ce1" office:value-type="string" calcext:value-type="string">
            <text:p>1q2l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0.018" calcext:value-type="float">
            <text:p>0.018</text:p>
          </table:table-cell>
          <table:table-cell/>
          <table:table-cell table:style-name="ce1" office:value-type="string" calcext:value-type="string">
            <text:p>1fcd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0.057" calcext:value-type="float">
            <text:p>0.057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su4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0.039" calcext:value-type="float">
            <text:p>0.039</text:p>
          </table:table-cell>
          <table:table-cell/>
          <table:table-cell table:style-name="ce1" office:value-type="string" calcext:value-type="string">
            <text:p>1d5y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0.135" calcext:value-type="float">
            <text:p>0.135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jv2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0.016" calcext:value-type="float">
            <text:p>0.016</text:p>
          </table:table-cell>
          <table:table-cell/>
          <table:table-cell table:style-name="ce2" office:value-type="string" calcext:value-type="string">
            <text:p>1e79 </text:p>
          </table:table-cell>
          <table:table-cell table:style-name="ce1" office:value-type="string" calcext:value-type="string">
            <text:p><text:s/>F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.084" calcext:value-type="float">
            <text:p>0.084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k7t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.006" calcext:value-type="float">
            <text:p>0.006</text:p>
          </table:table-cell>
          <table:table-cell/>
          <table:table-cell table:style-name="ce1" office:value-type="string" calcext:value-type="string">
            <text:p>1ewr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0.107" calcext:value-type="float">
            <text:p>0.107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dfc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.116" calcext:value-type="float">
            <text:p>0.116</text:p>
          </table:table-cell>
          <table:table-cell/>
          <table:table-cell table:style-name="ce1" office:value-type="string" calcext:value-type="string">
            <text:p>1a8y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.047" calcext:value-type="float">
            <text:p>0.047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2hr7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0.028" calcext:value-type="float">
            <text:p>0.028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olz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0.085" calcext:value-type="float">
            <text:p>0.085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s2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0.081" calcext:value-type="float">
            <text:p>0.081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nlt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0.039" calcext:value-type="float">
            <text:p>0.039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1e15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0.125" calcext:value-type="float">
            <text:p>0.125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ia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.123" calcext:value-type="float">
            <text:p>0.123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jqj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0.052" calcext:value-type="float">
            <text:p>0.052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hc1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0.103" calcext:value-type="float">
            <text:p>0.103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rw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0.136" calcext:value-type="float">
            <text:p>0.136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47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0.099" calcext:value-type="float">
            <text:p>0.099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c4a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0.073" calcext:value-type="float">
            <text:p>0.073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eut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0.06" calcext:value-type="float">
            <text:p>0.06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dlc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0.103" calcext:value-type="float">
            <text:p>0.103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a3x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.158" calcext:value-type="float">
            <text:p>0.158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f00 </text:p>
          </table:table-cell>
          <table:table-cell table:style-name="ce1" office:value-type="string" calcext:value-type="string">
            <text:p><text:s/>I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0.035" calcext:value-type="float">
            <text:p>0.035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a65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.127" calcext:value-type="float">
            <text:p>0.127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ctn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.11" calcext:value-type="float">
            <text:p>0.11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cqx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0.067" calcext:value-type="float">
            <text:p>0.067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dli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0.062" calcext:value-type="float">
            <text:p>0.062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gof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0.117" calcext:value-type="float">
            <text:p>0.117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ulk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127" calcext:value-type="float">
            <text:p>0.127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g8f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.031" calcext:value-type="float">
            <text:p>0.031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mf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0.113" calcext:value-type="float">
            <text:p>0.113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2bcg </text:p>
          </table:table-cell>
          <table:table-cell table:style-name="ce1" office:value-type="string" calcext:value-type="string">
            <text:p><text:s/>G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0.097" calcext:value-type="float">
            <text:p>0.097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jvs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.107" calcext:value-type="float">
            <text:p>0.107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ki0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xi8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0.063" calcext:value-type="float">
            <text:p>0.063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ukv </text:p>
          </table:table-cell>
          <table:table-cell table:style-name="ce1" office:value-type="string" calcext:value-type="string">
            <text:p><text:s/>G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.101" calcext:value-type="float">
            <text:p>0.101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dx5 </text:p>
          </table:table-cell>
          <table:table-cell table:style-name="ce1" office:value-type="string" calcext:value-type="string">
            <text:p><text:s/>I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.068" calcext:value-type="float">
            <text:p>0.068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ef1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059" calcext:value-type="float">
            <text:p>0.059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3hn4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0.116" calcext:value-type="float">
            <text:p>0.116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ll1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0.09" calcext:value-type="float">
            <text:p>0.09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e8c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.073" calcext:value-type="float">
            <text:p>0.073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vcl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0.058" calcext:value-type="float">
            <text:p>0.058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b6r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0.132" calcext:value-type="float">
            <text:p>0.132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r0v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0.082" calcext:value-type="float">
            <text:p>0.082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ile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0.077" calcext:value-type="float">
            <text:p>0.077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q25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0.044" calcext:value-type="float">
            <text:p>0.044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2q07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0.113" calcext:value-type="float">
            <text:p>0.113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a6d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0.064" calcext:value-type="float">
            <text:p>0.064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1okg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0.061" calcext:value-type="float">
            <text:p>0.061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31" calcext:value-type="float">
            <text:p>0.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02:01:58.842524691</meta:creation-date>
    <dc:date>2016-03-15T04:54:59.872364722</dc:date>
    <meta:editing-duration>PT2H37M50S</meta:editing-duration>
    <meta:editing-cycles>1</meta:editing-cycles>
    <meta:document-statistic meta:table-count="1" meta:cell-count="1045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37cm" svg:height="11.184cm" xlink:href=".." xlink:type="simple" chart:class="chart:scatter" chart:style-name="ch1">
        <chart:legend chart:legend-position="end" svg:x="22.898cm" svg:y="4.546cm" style:legend-expansion="high" chart:style-name="ch2"/>
        <chart:plot-area chart:style-name="ch3" table:cell-range-address="Sheet1.D1:Sheet1.E133 Sheet1.K1:Sheet1.K133 Sheet1.Q1:Sheet1.Q133 Sheet1.W1:Sheet1.W133" chart:data-source-has-labels="row" svg:x="1.541cm" svg:y="0.223cm" svg:width="20.827cm" svg:height="9.757cm">
          <chartooo:coordinate-region svg:x="2.453cm" svg:y="0.422cm" svg:width="19.543cm" svg:height="8.911cm"/>
          <chart:axis chart:dimension="x" chart:name="primary-x" chart:style-name="ch4">
            <chart:title svg:x="11.394cm" svg:y="10.203cm" chart:style-name="ch5">
              <text:p>Length</text:p>
            </chart:title>
          </chart:axis>
          <chart:axis chart:dimension="y" chart:name="primary-y" chart:style-name="ch4">
            <chart:title svg:x="0.451cm" svg:y="6.455cm" chart:style-name="ch6">
              <text:p>Interaction Energy</text:p>
            </chart:title>
            <chart:grid chart:style-name="ch7" chart:class="major"/>
          </chart:axis>
          <chart:series chart:style-name="ch8" chart:values-cell-range-address="Sheet1.E1:Sheet1.E133" loext:label-string="5_domain_protiens" chart:class="chart:scatter">
            <chart:domain table:cell-range-address="Sheet1.D1:Sheet1.D133"/>
            <chart:data-point chart:repeated="133"/>
          </chart:series>
          <chart:series chart:style-name="ch9" chart:values-cell-range-address="Sheet1.K1:Sheet1.K133" loext:label-string="4_domain_protiens" chart:class="chart:scatter">
            <chart:domain table:cell-range-address="Sheet1.J1:Sheet1.J133"/>
            <chart:data-point chart:repeated="133"/>
          </chart:series>
          <chart:series chart:style-name="ch10" chart:values-cell-range-address="Sheet1.Q1:Sheet1.Q133" loext:label-string="3_domain_protiens" chart:class="chart:scatter">
            <chart:domain table:cell-range-address="Sheet1.P1:Sheet1.P133"/>
            <chart:data-point chart:repeated="133"/>
          </chart:series>
          <chart:series chart:style-name="ch11" chart:values-cell-range-address="Sheet1.W1:Sheet1.W133" loext:label-string="2_domain_protiens" chart:class="chart:scatter">
            <chart:domain table:cell-range-address="Sheet1.V1:Sheet1.V133"/>
            <chart:data-point chart:repeated="1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_domain_protiens</text:p>
              </table:table-cell>
              <table:table-cell office:value-type="string">
                <text:p>Column J</text:p>
              </table:table-cell>
              <table:table-cell office:value-type="string">
                <text:p>4_domain_protiens</text:p>
              </table:table-cell>
              <table:table-cell office:value-type="string">
                <text:p>Column P</text:p>
              </table:table-cell>
              <table:table-cell office:value-type="string">
                <text:p>3_domain_protiens</text:p>
              </table:table-cell>
              <table:table-cell office:value-type="string">
                <text:p>Column V</text:p>
              </table:table-cell>
              <table:table-cell office:value-type="string">
                <text:p>2_domain_protie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0">
                <text:p>730</text:p>
                <draw:g>
                  <svg:desc>Sheet1.D1:Sheet1.D133</svg:desc>
                </draw:g>
              </table:table-cell>
              <table:table-cell office:value-type="float" office:value="0.053">
                <text:p>0.053</text:p>
                <draw:g>
                  <svg:desc>Sheet1.E1:Sheet1.E133</svg:desc>
                </draw:g>
              </table:table-cell>
              <table:table-cell office:value-type="float" office:value="589">
                <text:p>589</text:p>
                <draw:g>
                  <svg:desc>Sheet1.J1:Sheet1.J133</svg:desc>
                </draw:g>
              </table:table-cell>
              <table:table-cell office:value-type="float" office:value="0.022">
                <text:p>0.022</text:p>
                <draw:g>
                  <svg:desc>Sheet1.K1:Sheet1.K133</svg:desc>
                </draw:g>
              </table:table-cell>
              <table:table-cell office:value-type="float" office:value="509">
                <text:p>509</text:p>
                <draw:g>
                  <svg:desc>Sheet1.P1:Sheet1.P133</svg:desc>
                </draw:g>
              </table:table-cell>
              <table:table-cell office:value-type="float" office:value="0.071">
                <text:p>0.071</text:p>
                <draw:g>
                  <svg:desc>Sheet1.Q1:Sheet1.Q133</svg:desc>
                </draw:g>
              </table:table-cell>
              <table:table-cell office:value-type="float" office:value="396">
                <text:p>396</text:p>
                <draw:g>
                  <svg:desc>Sheet1.V1:Sheet1.V133</svg:desc>
                </draw:g>
              </table:table-cell>
              <table:table-cell office:value-type="float" office:value="0.157">
                <text:p>0.157</text:p>
                <draw:g>
                  <svg:desc>Sheet1.W1:Sheet1.W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1">
                <text:p>971</text:p>
              </table:table-cell>
              <table:table-cell office:value-type="float" office:value="0.088">
                <text:p>0.088</text:p>
              </table:table-cell>
              <table:table-cell office:value-type="float" office:value="971">
                <text:p>971</text:p>
              </table:table-cell>
              <table:table-cell office:value-type="float" office:value="0.036">
                <text:p>0.036</text:p>
              </table:table-cell>
              <table:table-cell office:value-type="float" office:value="523">
                <text:p>523</text:p>
              </table:table-cell>
              <table:table-cell office:value-type="float" office:value="0.078">
                <text:p>0.078</text:p>
              </table:table-cell>
              <table:table-cell office:value-type="float" office:value="120">
                <text:p>12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9">
                <text:p>729</text:p>
              </table:table-cell>
              <table:table-cell office:value-type="float" office:value="0.047">
                <text:p>0.047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  <table:table-cell office:value-type="float" office:value="0.117">
                <text:p>0.117</text:p>
              </table:table-cell>
              <table:table-cell office:value-type="float" office:value="271">
                <text:p>27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0.039">
                <text:p>0.039</text:p>
              </table:table-cell>
              <table:table-cell office:value-type="float" office:value="549">
                <text:p>549</text:p>
              </table:table-cell>
              <table:table-cell office:value-type="float" office:value="0.036">
                <text:p>0.036</text:p>
              </table:table-cell>
              <table:table-cell office:value-type="float" office:value="282">
                <text:p>282</text:p>
              </table:table-cell>
              <table:table-cell office:value-type="float" office:value="0.035">
                <text:p>0.035</text:p>
              </table:table-cell>
              <table:table-cell office:value-type="float" office:value="349">
                <text:p>34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8">
                <text:p>718</text:p>
              </table:table-cell>
              <table:table-cell office:value-type="float" office:value="0.072">
                <text:p>0.072</text:p>
              </table:table-cell>
              <table:table-cell office:value-type="float" office:value="454">
                <text:p>454</text:p>
              </table:table-cell>
              <table:table-cell office:value-type="float" office:value="0.101">
                <text:p>0.101</text:p>
              </table:table-cell>
              <table:table-cell office:value-type="float" office:value="503">
                <text:p>503</text:p>
              </table:table-cell>
              <table:table-cell office:value-type="float" office:value="0.072">
                <text:p>0.072</text:p>
              </table:table-cell>
              <table:table-cell office:value-type="float" office:value="317">
                <text:p>31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.044">
                <text:p>0.044</text:p>
              </table:table-cell>
              <table:table-cell office:value-type="float" office:value="84">
                <text:p>84</text:p>
              </table:table-cell>
              <table:table-cell office:value-type="float" office:value="0.107">
                <text:p>0.107</text:p>
              </table:table-cell>
              <table:table-cell office:value-type="float" office:value="419">
                <text:p>41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1">
                <text:p>971</text:p>
              </table:table-cell>
              <table:table-cell office:value-type="float" office:value="0.084">
                <text:p>0.084</text:p>
              </table:table-cell>
              <table:table-cell office:value-type="float" office:value="642">
                <text:p>642</text:p>
              </table:table-cell>
              <table:table-cell office:value-type="float" office:value="0.009">
                <text:p>0.009</text:p>
              </table:table-cell>
              <table:table-cell office:value-type="float" office:value="435">
                <text:p>435</text:p>
              </table:table-cell>
              <table:table-cell office:value-type="float" office:value="0.037">
                <text:p>0.037</text:p>
              </table:table-cell>
              <table:table-cell office:value-type="float" office:value="534">
                <text:p>53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">
                <text:p>671</text:p>
              </table:table-cell>
              <table:table-cell office:value-type="float" office:value="0.037">
                <text:p>0.037</text:p>
              </table:table-cell>
              <table:table-cell office:value-type="float" office:value="450">
                <text:p>450</text:p>
              </table:table-cell>
              <table:table-cell office:value-type="float" office:value="0.071">
                <text:p>0.071</text:p>
              </table:table-cell>
              <table:table-cell office:value-type="float" office:value="467">
                <text:p>467</text:p>
              </table:table-cell>
              <table:table-cell office:value-type="float" office:value="0.079">
                <text:p>0.079</text:p>
              </table:table-cell>
              <table:table-cell office:value-type="float" office:value="310">
                <text:p>3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0">
                <text:p>730</text:p>
              </table:table-cell>
              <table:table-cell office:value-type="float" office:value="0.041">
                <text:p>0.041</text:p>
              </table:table-cell>
              <table:table-cell office:value-type="float" office:value="937">
                <text:p>937</text:p>
              </table:table-cell>
              <table:table-cell office:value-type="float" office:value="0.018">
                <text:p>0.018</text:p>
              </table:table-cell>
              <table:table-cell office:value-type="float" office:value="401">
                <text:p>401</text:p>
              </table:table-cell>
              <table:table-cell office:value-type="float" office:value="0.057">
                <text:p>0.057</text:p>
              </table:table-cell>
              <table:table-cell office:value-type="float" office:value="393">
                <text:p>39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0.039">
                <text:p>0.039</text:p>
              </table:table-cell>
              <table:table-cell office:value-type="float" office:value="288">
                <text:p>288</text:p>
              </table:table-cell>
              <table:table-cell office:value-type="float" office:value="0.135">
                <text:p>0.135</text:p>
              </table:table-cell>
              <table:table-cell office:value-type="float" office:value="106">
                <text:p>10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0.016">
                <text:p>0.016</text:p>
              </table:table-cell>
              <table:table-cell office:value-type="float" office:value="466">
                <text:p>466</text:p>
              </table:table-cell>
              <table:table-cell office:value-type="float" office:value="0.084">
                <text:p>0.084</text:p>
              </table:table-cell>
              <table:table-cell office:value-type="float" office:value="386">
                <text:p>38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006">
                <text:p>0.006</text:p>
              </table:table-cell>
              <table:table-cell office:value-type="float" office:value="440">
                <text:p>440</text:p>
              </table:table-cell>
              <table:table-cell office:value-type="float" office:value="0.107">
                <text:p>0.107</text:p>
              </table:table-cell>
              <table:table-cell office:value-type="float" office:value="285">
                <text:p>28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0.116">
                <text:p>0.116</text:p>
              </table:table-cell>
              <table:table-cell office:value-type="float" office:value="338">
                <text:p>338</text:p>
              </table:table-cell>
              <table:table-cell office:value-type="float" office:value="0.047">
                <text:p>0.047</text:p>
              </table:table-cell>
              <table:table-cell office:value-type="float" office:value="310">
                <text:p>31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0.028">
                <text:p>0.028</text:p>
              </table:table-cell>
              <table:table-cell office:value-type="float" office:value="152">
                <text:p>1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085">
                <text:p>0.085</text:p>
              </table:table-cell>
              <table:table-cell office:value-type="float" office:value="337">
                <text:p>33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0.081">
                <text:p>0.081</text:p>
              </table:table-cell>
              <table:table-cell office:value-type="float" office:value="241">
                <text:p>24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39">
                <text:p>0.039</text:p>
              </table:table-cell>
              <table:table-cell office:value-type="float" office:value="317">
                <text:p>31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0.125">
                <text:p>0.125</text:p>
              </table:table-cell>
              <table:table-cell office:value-type="float" office:value="242">
                <text:p>2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123">
                <text:p>0.123</text:p>
              </table:table-cell>
              <table:table-cell office:value-type="float" office:value="274">
                <text:p>27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52">
                <text:p>0.052</text:p>
              </table:table-cell>
              <table:table-cell office:value-type="float" office:value="128">
                <text:p>1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0.103">
                <text:p>0.103</text:p>
              </table:table-cell>
              <table:table-cell office:value-type="float" office:value="167">
                <text:p>1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136">
                <text:p>0.136</text:p>
              </table:table-cell>
              <table:table-cell office:value-type="float" office:value="235">
                <text:p>23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99">
                <text:p>0.099</text:p>
              </table:table-cell>
              <table:table-cell office:value-type="float" office:value="397">
                <text:p>39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0.073">
                <text:p>0.073</text:p>
              </table:table-cell>
              <table:table-cell office:value-type="float" office:value="126">
                <text:p>1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06">
                <text:p>0.06</text:p>
              </table:table-cell>
              <table:table-cell office:value-type="float" office:value="222">
                <text:p>22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0.103">
                <text:p>0.103</text:p>
              </table:table-cell>
              <table:table-cell office:value-type="float" office:value="173">
                <text:p>1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0.158">
                <text:p>0.158</text:p>
              </table:table-cell>
              <table:table-cell office:value-type="float" office:value="290">
                <text:p>2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35">
                <text:p>0.035</text:p>
              </table:table-cell>
              <table:table-cell office:value-type="float" office:value="352">
                <text:p>35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127">
                <text:p>0.127</text:p>
              </table:table-cell>
              <table:table-cell office:value-type="float" office:value="335">
                <text:p>33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0.11">
                <text:p>0.11</text:p>
              </table:table-cell>
              <table:table-cell office:value-type="float" office:value="122">
                <text:p>12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67">
                <text:p>0.067</text:p>
              </table:table-cell>
              <table:table-cell office:value-type="float" office:value="270">
                <text:p>27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62">
                <text:p>0.062</text:p>
              </table:table-cell>
              <table:table-cell office:value-type="float" office:value="215">
                <text:p>21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0.117">
                <text:p>0.117</text:p>
              </table:table-cell>
              <table:table-cell office:value-type="float" office:value="115">
                <text:p>11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127">
                <text:p>0.127</text:p>
              </table:table-cell>
              <table:table-cell office:value-type="float" office:value="187">
                <text:p>18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0.031">
                <text:p>0.031</text:p>
              </table:table-cell>
              <table:table-cell office:value-type="float" office:value="470">
                <text:p>47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0.113">
                <text:p>0.113</text:p>
              </table:table-cell>
              <table:table-cell office:value-type="float" office:value="327">
                <text:p>32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97">
                <text:p>0.097</text:p>
              </table:table-cell>
              <table:table-cell office:value-type="float" office:value="227">
                <text:p>22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107">
                <text:p>0.107</text:p>
              </table:table-cell>
              <table:table-cell office:value-type="float" office:value="326">
                <text:p>32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4">
                <text:p>0.004</text:p>
              </table:table-cell>
              <table:table-cell office:value-type="float" office:value="540">
                <text:p>54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63">
                <text:p>0.063</text:p>
              </table:table-cell>
              <table:table-cell office:value-type="float" office:value="171">
                <text:p>17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0.101">
                <text:p>0.101</text:p>
              </table:table-cell>
              <table:table-cell office:value-type="float" office:value="111">
                <text:p>11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.068">
                <text:p>0.068</text:p>
              </table:table-cell>
              <table:table-cell office:value-type="float" office:value="374">
                <text:p>37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59">
                <text:p>0.059</text:p>
              </table:table-cell>
              <table:table-cell office:value-type="float" office:value="312">
                <text:p>31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116">
                <text:p>0.116</text:p>
              </table:table-cell>
              <table:table-cell office:value-type="float" office:value="104">
                <text:p>10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0.09">
                <text:p>0.09</text:p>
              </table:table-cell>
              <table:table-cell office:value-type="float" office:value="257">
                <text:p>25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0.073">
                <text:p>0.073</text:p>
              </table:table-cell>
              <table:table-cell office:value-type="float" office:value="246">
                <text:p>24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058">
                <text:p>0.058</text:p>
              </table:table-cell>
              <table:table-cell office:value-type="float" office:value="541">
                <text:p>541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0.132">
                <text:p>0.132</text:p>
              </table:table-cell>
              <table:table-cell office:value-type="float" office:value="176">
                <text:p>17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82">
                <text:p>0.082</text:p>
              </table:table-cell>
              <table:table-cell office:value-type="float" office:value="492">
                <text:p>49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0.077">
                <text:p>0.077</text:p>
              </table:table-cell>
              <table:table-cell office:value-type="float" office:value="346">
                <text:p>34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0.044">
                <text:p>0.044</text:p>
              </table:table-cell>
              <table:table-cell office:value-type="float" office:value="214">
                <text:p>214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113">
                <text:p>0.113</text:p>
              </table:table-cell>
              <table:table-cell office:value-type="float" office:value="388">
                <text:p>38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0.064">
                <text:p>0.064</text:p>
              </table:table-cell>
              <table:table-cell office:value-type="float" office:value="283">
                <text:p>28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61">
                <text:p>0.061</text:p>
              </table:table-cell>
              <table:table-cell office:value-type="float" office:value="370">
                <text:p>37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